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automatic-styles>
    <style:style style:name="P1" style:family="paragraph" style:parent-style-name="Standard">
      <style:text-properties fo:font-size="17.1000003814697pt" style:font-size-asian="15pt" style:font-size-complex="17.1000003814697pt"/>
    </style:style>
    <style:style style:name="P2" style:family="paragraph" style:parent-style-name="Standard">
      <style:text-properties fo:font-size="17.1000003814697pt" officeooo:rsid="0020c711" officeooo:paragraph-rsid="0020c711" style:font-size-asian="15pt" style:font-size-complex="17.1000003814697pt"/>
    </style:style>
    <style:style style:name="P3" style:family="paragraph" style:parent-style-name="Standard">
      <style:text-properties fo:font-size="17.1000003814697pt" officeooo:rsid="00252ba5" officeooo:paragraph-rsid="00252ba5" style:font-size-asian="15pt" style:font-size-complex="17.1000003814697pt"/>
    </style:style>
    <style:style style:name="P4" style:family="paragraph" style:parent-style-name="Standard">
      <style:text-properties fo:font-size="17.1000003814697pt" officeooo:rsid="0026b1d8" officeooo:paragraph-rsid="0026b1d8" style:font-size-asian="15pt" style:font-size-complex="17.1000003814697pt"/>
    </style:style>
    <style:style style:name="P5" style:family="paragraph" style:parent-style-name="Standard">
      <style:text-properties fo:font-size="17.1000003814697pt" officeooo:rsid="00285e5c" officeooo:paragraph-rsid="00285e5c" style:font-size-asian="15pt" style:font-size-complex="17.1000003814697pt"/>
    </style:style>
    <style:style style:name="P6" style:family="paragraph" style:parent-style-name="Standard">
      <style:text-properties fo:font-size="17.1000003814697pt" officeooo:rsid="0029b117" officeooo:paragraph-rsid="0029b117" style:font-size-asian="15pt" style:font-size-complex="17.1000003814697pt"/>
    </style:style>
    <style:style style:name="P7" style:family="paragraph" style:parent-style-name="Standard">
      <style:text-properties fo:font-size="17.1000003814697pt" officeooo:rsid="002b50c8" officeooo:paragraph-rsid="002b50c8" style:font-size-asian="15pt" style:font-size-complex="17.1000003814697pt"/>
    </style:style>
    <style:style style:name="P8" style:family="paragraph" style:parent-style-name="Standard">
      <style:text-properties fo:font-size="17.1000003814697pt" officeooo:rsid="002d69f6" officeooo:paragraph-rsid="002d69f6" style:font-size-asian="15pt" style:font-size-complex="17.1000003814697pt"/>
    </style:style>
    <style:style style:name="P9" style:family="paragraph" style:parent-style-name="Standard">
      <style:text-properties fo:font-size="17.1000003814697pt" officeooo:rsid="002dea59" officeooo:paragraph-rsid="002dea59" style:font-size-asian="15pt" style:font-size-complex="17.1000003814697pt"/>
    </style:style>
    <style:style style:name="P10" style:family="paragraph" style:parent-style-name="Standard">
      <style:text-properties fo:font-size="17.1000003814697pt" officeooo:rsid="00317da0" officeooo:paragraph-rsid="00317da0" style:font-size-asian="15pt" style:font-size-complex="17.1000003814697pt"/>
    </style:style>
    <style:style style:name="P11" style:family="paragraph" style:parent-style-name="Standard">
      <style:text-properties fo:font-size="17.1000003814697pt" officeooo:rsid="00332cf7" officeooo:paragraph-rsid="00332cf7" style:font-size-asian="15pt" style:font-size-complex="17.1000003814697pt"/>
    </style:style>
    <style:style style:name="P12" style:family="paragraph" style:parent-style-name="Standard">
      <style:text-properties fo:font-size="17.1000003814697pt" officeooo:rsid="003351f1" officeooo:paragraph-rsid="003351f1" style:font-size-asian="15pt" style:font-size-complex="17.1000003814697pt"/>
    </style:style>
    <style:style style:name="P13" style:family="paragraph" style:parent-style-name="Standard">
      <style:text-properties fo:font-size="17.1000003814697pt" officeooo:rsid="0036117c" officeooo:paragraph-rsid="0036117c" style:font-size-asian="15pt" style:font-size-complex="17.1000003814697pt"/>
    </style:style>
    <style:style style:name="P14" style:family="paragraph" style:parent-style-name="Standard">
      <style:text-properties fo:font-size="17.1000003814697pt" officeooo:rsid="003c36f8" officeooo:paragraph-rsid="003c36f8" style:font-size-asian="15pt" style:font-size-complex="17.1000003814697pt"/>
    </style:style>
    <style:style style:name="P15" style:family="paragraph" style:parent-style-name="Standard">
      <style:text-properties fo:font-size="17.1000003814697pt" officeooo:rsid="003f115d" officeooo:paragraph-rsid="003f115d" style:font-size-asian="15pt" style:font-size-complex="17.1000003814697pt"/>
    </style:style>
    <style:style style:name="P16" style:family="paragraph" style:parent-style-name="Standard">
      <style:text-properties fo:font-size="17.1000003814697pt" officeooo:rsid="003f115d" officeooo:paragraph-rsid="004136ba" style:font-size-asian="15pt" style:font-size-complex="17.1000003814697pt"/>
    </style:style>
    <style:style style:name="P17" style:family="paragraph" style:parent-style-name="Standard">
      <style:text-properties fo:font-size="17.1000003814697pt" officeooo:rsid="004136ba" officeooo:paragraph-rsid="004136ba" style:font-size-asian="15pt" style:font-size-complex="17.1000003814697pt"/>
    </style:style>
    <style:style style:name="P18" style:family="paragraph" style:parent-style-name="Standard">
      <style:text-properties fo:font-size="17.1000003814697pt" officeooo:rsid="0041910a" officeooo:paragraph-rsid="0041910a" style:font-size-asian="15pt" style:font-size-complex="17.1000003814697pt"/>
    </style:style>
    <style:style style:name="T1" style:family="text">
      <style:text-properties officeooo:rsid="001de4be"/>
    </style:style>
    <style:style style:name="T2" style:family="text">
      <style:text-properties officeooo:rsid="001f8150"/>
    </style:style>
    <style:style style:name="T3" style:family="text">
      <style:text-properties officeooo:rsid="00252ba5"/>
    </style:style>
    <style:style style:name="T4" style:family="text">
      <style:text-properties officeooo:rsid="0036117c"/>
    </style:style>
    <style:style style:name="T5" style:family="text">
      <style:text-properties officeooo:rsid="004136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グレートバリアリーフに行く準備を整えて、ディナーに向かおうと部屋を出ると同時に、仕事用のスマホが鳴った。またマンション投資か、保険屋かとうんざりしながら画面を見る。非通知だ。とりあえず名乗らずに出てみる。</text:p>
      <text:p text:style-name="P1">　「あー、村松、村松です。聞こえますか？すみません、今少々お時間よろしいですか。」と聞き覚えのある声が早口日式英語で飛んできた。</text:p>
      <text:p text:style-name="P1">　「ええ、宜しいですが。」と営業ボイスで応える。こいつには盆ウィークは無いのか？</text:p>
      <text:p text:style-name="P1">　「ああ、よかった。例の件なんですが、提案書を今すぐに送って頂くことはできますか？小野寺が先程来まして、どうしても明日、メガファームとの折衝を行う必要があるとかで。バケーション中本当にすみません。」</text:p>
      <text:p text:style-name="P1"><text:soft-page-break/>　「ええ、もちろんですとも。少々お待ちを。」</text:p>
      <text:p text:style-name="P1">　「よかった。貴方ならそう言ってくれると思いましたよ。助かります。それでは、提案書ファイルは印刷し、ご署名を頂いた上で<text:span text:style-name="T1">pdfにし、それをzipで圧縮してパスワードをかけてください。あ、そうそう、パスワードはzipファイルとは別のメールで送ってください。送り先は私に、ccに小野寺を入れておいてください。それでは良いバケーションを！。」一方的に喋ると電話は切れた。これが悪名高き</text:span><text:span text:style-name="T2">IT後進国Japanか。社内で話題になった時にはジョークかと思ったが、マジかこいつら。と思っていると再び電話が鳴った。</text:span></text:p>
      <text:p text:style-name="P1">　「ああ、村松です。度々すみません、先程のパスワードですが、大文字小文字記号を含めた<text:span text:style-name="T2">15桁の、それも他で使っていないもの・・・。」</text:span></text:p>
      <text:p text:style-name="P1"><text:soft-page-break/>　電話を打ち切り、承知しました、と一言つぶやいてから、スマホの電源を落とした。</text:p>
      <text:p text:style-name="P1">こんな案件は二度とやるまい、と誓った。</text:p>
      <text:p text:style-name="P1"/>
      <text:p text:style-name="P2">　夕食のパエリアを待っている間に提案書を仕上げて送信した。今晩は行きつけのダーツバー、明日はグレートバリアリーフ、そのいずれにもあの社畜共に指一本触れさせるつもりはない。</text:p>
      <text:p text:style-name="P2"/>
      <text:p text:style-name="P2">　心地よい疲れとともにケアンズ国際空港を離れたのは<text:span text:style-name="T3">5日後のことだった。幸い私のバケーションはエメラルドと紺碧に彩られた。</text:span></text:p>
      <text:p text:style-name="P2"/>
      <text:p text:style-name="P3">　日常は緋色だ。日常は変化する時に一瞬だけ鮮やかな青に彩られ、時の経過とともに変色し、緋色に至って定常と成り果てる。青に金を注ぐのは一部の冒険家であり、緋色を買うのは怠惰な消費者だ。</text:p>
      <text:p text:style-name="P3"><text:soft-page-break/>　緋色の日常に着陸した私を待っていたのは、２日後に急遽日本に飛べという上からの命令だった。当初あまり気が進まなかったが、今回は品川プリンスホテルのスイートルームを専有できると聞き、私は喜んで命令に服することとした。</text:p>
      <text:p text:style-name="P3"/>
      <text:p text:style-name="P4">　「当機は、茨城東京空港に着陸致しました。」</text:p>
      <text:p text:style-name="P5">　穀倉地帯との再会には、大した感慨は覚えなかった。私の心は既に品川プリンスの最上階のバーラウンジでマティーニを愉しんでいる。</text:p>
      <text:p text:style-name="P6">　空港のバス停へ向かうと、ふいに呼び止められた。振り向くと、小野寺と村松が立っていた。メールでは前回と同様に、東京駅で村松が迎えに来るとのことだったので、私は当惑した。なぜ彼らがここにいる？</text:p>
      <text:p text:style-name="P7">　小走りで駆け寄った私に、村松は言う</text:p>
      <text:p text:style-name="P8"><text:soft-page-break/>　「すみません。事情は車内でお話しますが、少々困ったことが起こりまして、ご助力いただきたいのです。例の件の打ち合わせはその後でということで。」</text:p>
      <text:p text:style-name="P9">　小野寺がドスドスと足音を立てながら早足で駐車場に向かうのを追いかけるように、村松と私が続く。念の為に仕事道具も持っていけという命令は受けていたが、どうやらこの、困ったこと、の内容を上は知っていたようだ。</text:p>
      <text:p text:style-name="P10">　車内で堰を切ったように村松が話す。</text:p>
      <text:p text:style-name="P11">　「実は、メガファーム側から突然、契約の一部解消を通達されたのです。それだけでなく、契約内容は到底合意できるものではなく、詐欺に等しいとして訴訟の準備を整えていると。」</text:p>
      <text:p text:style-name="P12">　農業というワードから牧歌的な企業を想像していた私は少なからず面食らった。日本の農業という業種には、こんなハードネ<text:soft-page-break/>ゴシエーターがいるのか。いやいや、関心している場合ではない。</text:p>
      <text:p text:style-name="P12">　「いったいそのファーマーさんは何がご不満なんでしょう？。」</text:p>
      <text:p text:style-name="P12">　「それが、まさに御社との契約に係る内容で、セキュリティに係る問題です。メガファーム側は、農業用ロボットと指揮管理サーバーの両方に対して、物理的アクセスの遮断を含むセキュリティ対策を施す義務を弊社が怠っていると言ってきたのです。」</text:p>
      <text:p text:style-name="P12">　「ちょっと待ってください。農業用ロボットへの物理的アクセスの遮断は困難であるから今回のチェック項目から外すと関係者の間でコンセンサスが取れていたはずでは？。」</text:p>
      <text:p text:style-name="P12">　「はい、<text:span text:style-name="T4">1週間前に</text:span>口頭では既に合意を取り付け、2日前に契約書を作成して送付したところ、この契約書にサインはできな<text:soft-page-break/>い、と突然通達されまして。さらに、こんな資料が。」</text:p>
      <text:p text:style-name="P13">　村松はカバンの中から、農業用ロボットの遠隔指揮運用事業者におけるセキュリティ管理ガイドライン、と表紙に打たれた厚い紙束を取り出して手渡す。告示日は5日前となっている。作成者は、経済産業省。</text:p>
      <text:p text:style-name="P13">　「メガファーム側は、弊社との契約内容はこのガイドラインから大きく逸脱したものであり、到底受け入れられない。よくも騙してくれたな、と主張してきたのです。現在のところ契約書は発効していませんから、このままではこれまでの段取りがすべて水泡に帰します。」</text:p>
      <text:p text:style-name="P14">　「しかし、一部解消、とはどういうことですか？。」</text:p>
      <text:p text:style-name="P14">　「メガファーム側は、本日の会議までに本ガイドラインに沿って契約書を修正して代案を示せば再考すると言っています。また、これまでの契約の内、サーバーサイド<text:soft-page-break/>のセキュリティソフト単体についてのみ、契約を結ぶとしています。」</text:p>
      <text:p text:style-name="P14">　「会議は何時からですか？」</text:p>
      <text:p text:style-name="P15">　「あと4時間後です。埼玉県にある先方の本社にて。このまま車を飛ばせば会議には間に合いますが、どこかで対策を協議しなければならないので、間に合うかどうか・・・」</text:p>
      <text:p text:style-name="P15">　「承知しました。ではこのまま車を進めてください。途中でメガファームのロボット基地へ立ち寄れますか？。」</text:p>
      <text:p text:style-name="P15">　「基地へのアポイントメントはとっていませんが、もとよりそのつもりです。既に場所はいくつか割れていますので行きましょう。」</text:p>
      <text:p text:style-name="P15">　「OK、では、あとはこちらにお任せください。１時間で契約内容をすべて修正しましょう。まずは文案を作成します。」</text:p>
      <text:p text:style-name="P15"><text:soft-page-break/>　そう言うや否や、私は本社のメンバーにガイドラインの掲載されたURLを送り、仕事用チャットを起動した。</text:p>
      <text:p text:style-name="P15"/>
      <text:p text:style-name="P16">　「・・・以上のように、<text:span text:style-name="T5">3</text:span>点の変更点を加えます。まず、農業ロボットにデーモンを仕込み、不正な物理的アクセスに対してはサーバーにログを送信し強制停止するようにします。加えて、農業ロボットの物理的操作には二要素認証を導入し、さらに<text:span text:style-name="T5">SELinuxのような</text:span>強制アクセス制御を実装することで、ガイドラインに抵触しなくなります。」</text:p>
      <text:p text:style-name="P17">　ガイドラインは膨大なページ数に及んでいたが、要は農業用ロボットが第三者に乗っ取られて暴走する事態を防ぐことに焦点が置かれていた。そのため、少しでも怪しい動きを検知して直ちにロボットを停止させてやればガイドラインに抵触することはない。</text:p>
      <text:p text:style-name="P17"><text:soft-page-break/>いろいろとツッコミどころの多いガイドラインだが、今はそれより2時間後に迫った会議にすべてを間に合わせることが先決だ。</text:p>
      <text:p text:style-name="P17">　「私はこれで良いと考えます。小野寺先生はいかがでしょうか。」</text:p>
      <text:p text:style-name="P17">　小野寺は、うむ、と一言頷くと、タブレットの電源を落として寝始めた。呆気にとられた私と村松を乗せて車は農業ロボット格納庫へ走ってゆく。</text:p>
      <text:p text:style-name="P17"/>
      <text:p text:style-name="P17">　</text:p>
      <text:p text:style-name="P17"/>
      <text:p text:style-name="P17"/>
      <text:p text:style-name="P18">　　　　　　　　　　　[Episode #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JP"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style:font-family-asian="'Noto Sans CJK J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36.4cm" fo:page-height="25.7cm" style:num-format="1" style:print-orientation="landscape" fo:margin-top="2cm" fo:margin-bottom="2cm" fo:margin-left="2cm" fo:margin-right="2cm" style:writing-mode="tb-rl" style:layout-grid-color="#c0c0c0" style:layout-grid-lines="20" style:layout-grid-base-height="1.094cm" style:layout-grid-ruby-height="0.353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2T15:59:37.491199243</meta:creation-date>
    <dc:title>原稿用紙</dc:title>
    <meta:editing-duration>PT1H28M1S</meta:editing-duration>
    <meta:editing-cycles>27</meta:editing-cycles>
    <meta:generator>LibreOffice/6.4.4.2$Linux_X86_64 LibreOffice_project/40$Build-2</meta:generator>
    <dc:date>2020-08-13T00:24:47.319945188</dc:date>
    <meta:document-statistic meta:table-count="0" meta:image-count="0" meta:object-count="0" meta:page-count="10" meta:paragraph-count="43" meta:word-count="2946" meta:character-count="3029" meta:non-whitespace-character-count="2977"/>
    <meta:template xlink:type="simple" xlink:actuate="onRequest" xlink:title="原稿用紙" xlink:href="../../.config/libreoffice/4/user/template/原稿用紙1.ott" meta:date="2020-08-12T15:59:37.063625706"/>
  </office:meta>
</office:document-meta>
</file>